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spatcherWacRootWacEarTests.verifyDispatcherWac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ispatcherWacRootWacEarTests.verifyRootWac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ispatcherWacRootWacEarTests.verifyEar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